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lish" svg:font-family="Mulish, sans-serif"/>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start" style:justify-single-word="false"/>
      <style:text-properties fo:font-size="21pt" fo:font-weight="bold" officeooo:paragraph-rsid="0019d165" style:font-size-asian="18.3500003814697pt" style:font-weight-asian="bold" style:font-size-complex="21pt" style:font-weight-complex="bold"/>
    </style:style>
    <style:style style:name="P3" style:family="paragraph" style:parent-style-name="Standard">
      <style:paragraph-properties fo:text-align="start" style:justify-single-word="false"/>
      <style:text-properties fo:font-size="21pt" fo:font-weight="bold" officeooo:rsid="0019d165" officeooo:paragraph-rsid="001d7f46" style:font-size-asian="18.3500003814697pt" style:font-weight-asian="bold" style:font-size-complex="21pt" style:font-weight-complex="bold"/>
    </style:style>
    <style:style style:name="P4" style:family="paragraph" style:parent-style-name="Standard">
      <style:paragraph-properties fo:text-align="start" style:justify-single-word="false"/>
      <style:text-properties fo:font-size="21pt" fo:font-weight="bold" officeooo:rsid="0019d165" officeooo:paragraph-rsid="0019d165" style:font-size-asian="18.3500003814697pt" style:font-weight-asian="bold" style:font-size-complex="21pt" style:font-weight-complex="bold"/>
    </style:style>
    <style:style style:name="P5" style:family="paragraph" style:parent-style-name="Standard">
      <style:paragraph-properties fo:text-align="start" style:justify-single-word="false" fo:break-before="page"/>
      <style:text-properties fo:font-size="21pt" fo:font-weight="bold" officeooo:rsid="001b4cb3" officeooo:paragraph-rsid="001b4cb3" style:font-size-asian="18.3500003814697pt" style:font-weight-asian="bold" style:font-size-complex="21pt" style:font-weight-complex="bold"/>
    </style:style>
    <style:style style:name="P6" style:family="paragraph" style:parent-style-name="Standard">
      <style:paragraph-properties fo:text-align="start" style:justify-single-word="false"/>
      <style:text-properties fo:font-size="21pt" fo:font-weight="bold" officeooo:rsid="001b4cb3" officeooo:paragraph-rsid="001b4cb3" style:font-size-asian="18.3500003814697pt" style:font-weight-asian="bold" style:font-size-complex="21pt" style:font-weight-complex="bold"/>
    </style:style>
    <style:style style:name="P7" style:family="paragraph" style:parent-style-name="Standard">
      <style:paragraph-properties fo:text-align="start" style:justify-single-word="false"/>
      <style:text-properties fo:font-size="21pt" fo:font-weight="bold" officeooo:rsid="001c4c53" officeooo:paragraph-rsid="001c4c53" style:font-size-asian="21pt" style:font-weight-asian="bold" style:font-size-complex="21pt" style:font-weight-complex="bold"/>
    </style:style>
    <style:style style:name="P8" style:family="paragraph" style:parent-style-name="Standard">
      <style:text-properties fo:font-size="21pt" officeooo:rsid="0007c717" officeooo:paragraph-rsid="001d7f46" style:font-size-asian="21pt" style:font-size-complex="21pt"/>
    </style:style>
    <style:style style:name="P9" style:family="paragraph" style:parent-style-name="Standard">
      <style:paragraph-properties fo:text-align="start" style:justify-single-word="false"/>
      <style:text-properties officeooo:paragraph-rsid="001b4cb3"/>
    </style:style>
    <style:style style:name="P10"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1" style:family="paragraph" style:parent-style-name="Heading_20_3">
      <style:paragraph-properties fo:margin-left="0.529cm" fo:margin-right="0cm" fo:margin-top="0cm" fo:margin-bottom="0cm" style:contextual-spacing="false" fo:orphans="2" fo:widows="2" fo:text-indent="0cm" style:auto-text-indent="false" fo:padding="0cm" fo:border="none"/>
    </style:style>
    <style:style style:name="P12" style:family="paragraph" style:parent-style-name="Standard" style:list-style-name="L1">
      <style:paragraph-properties fo:text-align="start" style:justify-single-word="false"/>
      <style:text-properties fo:font-size="21pt" fo:font-weight="bold" style:font-size-asian="18.3500003814697pt" style:font-weight-asian="bold" style:font-size-complex="21pt" style:font-weight-complex="bold"/>
    </style:style>
    <style:style style:name="P13" style:family="paragraph" style:parent-style-name="Standard" style:list-style-name="L1">
      <style:paragraph-properties fo:text-align="start" style:justify-single-word="false"/>
      <style:text-properties fo:font-size="21pt" fo:font-weight="bold" officeooo:paragraph-rsid="0019d165" style:font-size-asian="18.3500003814697pt" style:font-weight-asian="bold" style:font-size-complex="21pt" style:font-weight-complex="bold"/>
    </style:style>
    <style:style style:name="P14" style:family="paragraph" style:parent-style-name="Standard" style:list-style-name="L2">
      <style:paragraph-properties fo:text-align="start" style:justify-single-word="false"/>
      <style:text-properties officeooo:paragraph-rsid="001b4cb3"/>
    </style:style>
    <style:style style:name="T1" style:family="text">
      <style:text-properties fo:font-weight="normal" style:font-weight-asian="normal" style:font-weight-complex="normal"/>
    </style:style>
    <style:style style:name="T2" style:family="text">
      <style:text-properties fo:font-weight="normal" officeooo:rsid="001b4cb3" style:font-weight-asian="normal" style:font-weight-complex="normal"/>
    </style:style>
    <style:style style:name="T3" style:family="text">
      <style:text-properties fo:font-weight="normal" officeooo:rsid="0007420f" style:font-weight-asian="normal" style:font-weight-complex="normal"/>
    </style:style>
    <style:style style:name="T4" style:family="text">
      <style:text-properties fo:font-weight="normal" officeooo:rsid="0009490f" style:font-weight-asian="normal" style:font-weight-complex="normal"/>
    </style:style>
    <style:style style:name="T5" style:family="text">
      <style:text-properties fo:font-weight="normal" officeooo:rsid="001e5902" style:font-weight-asian="normal" style:font-weight-complex="normal"/>
    </style:style>
    <style:style style:name="T6" style:family="text">
      <style:text-properties fo:font-size="21pt" fo:font-weight="bold" officeooo:rsid="001b4cb3" style:font-size-asian="18.3500003814697pt" style:font-weight-asian="bold" style:font-size-complex="21pt" style:font-weight-complex="bold"/>
    </style:style>
    <style:style style:name="T7" style:family="text">
      <style:text-properties fo:font-size="21pt" fo:font-weight="bold" officeooo:rsid="001c4c53" style:font-size-asian="21pt" style:font-weight-asian="bold" style:font-size-complex="21pt" style:font-weight-complex="bold"/>
    </style:style>
    <style:style style:name="T8" style:family="text">
      <style:text-properties fo:font-variant="normal" fo:text-transform="none" fo:color="#111111" loext:opacity="100%" style:font-name="Mulish" fo:font-size="21.75pt" fo:letter-spacing="normal" fo:font-style="normal" fo:font-weight="bold" style:font-style-asian="normal" style:font-weight-asian="bold" style:font-style-complex="normal" style:font-weight-complex="bold"/>
    </style:style>
    <style:style style:name="T9" style:family="text">
      <style:text-properties fo:font-variant="normal" fo:text-transform="none" fo:color="#111111" loext:opacity="100%" style:font-name="Mulish" fo:font-size="21.75pt" fo:letter-spacing="normal" fo:font-style="normal" fo:font-weight="bold" style:font-style-asian="normal" style:font-style-complex="normal"/>
    </style:style>
    <style:style style:name="T10" style:family="text">
      <style:text-properties fo:font-variant="normal" fo:text-transform="none" fo:color="#353535" loext:opacity="100%" style:font-name="Mulish" fo:font-size="15pt" fo:letter-spacing="normal" fo:font-style="normal" fo:font-weight="normal"/>
    </style:style>
    <style:style style:name="T11" style:family="text">
      <style:text-properties fo:font-variant="normal" fo:text-transform="none" fo:color="#353535" loext:opacity="100%" style:font-name="Mulish" fo:font-size="15pt" fo:letter-spacing="normal" fo:font-style="normal" fo:font-weight="normal" style:font-style-asian="normal" style:font-style-complex="normal"/>
    </style:style>
    <style:style style:name="T12" style:family="text">
      <style:text-properties fo:font-variant="normal" fo:text-transform="none" fo:color="#353535" loext:opacity="100%" style:font-name="Mulish" fo:font-size="15pt" fo:letter-spacing="normal" fo:font-style="normal" fo:font-weight="normal" officeooo:rsid="001c4c53" style:font-style-asian="normal" style:font-style-complex="normal"/>
    </style:style>
    <style:style style:name="T13" style:family="text">
      <style:text-properties fo:font-variant="normal" fo:text-transform="none" fo:color="#353535" loext:opacity="100%" style:font-name="Mulish" fo:font-size="15pt" fo:letter-spacing="normal" fo:font-style="normal" fo:font-weight="normal" officeooo:rsid="001c4c53"/>
    </style:style>
    <style:style style:name="T14" style:family="text">
      <style:text-properties fo:font-variant="normal" fo:text-transform="none" fo:color="#353535" loext:opacity="100%" style:font-name="Mulish" fo:font-size="15pt" fo:letter-spacing="normal" fo:font-style="normal" style:text-underline-style="none" fo:font-weight="normal"/>
    </style:style>
    <style:style style:name="T15" style:family="text">
      <style:text-properties fo:font-variant="normal" fo:text-transform="none" fo:color="#353535" loext:opacity="100%" style:font-name="Mulish" fo:font-size="15pt" fo:letter-spacing="normal" fo:font-style="italic" fo:font-weight="normal"/>
    </style:style>
    <style:style style:name="T16"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ción Unidad 1. </text:p>
      <text:p text:style-name="P1"/>
      <text:list text:style-name="L1">
        <text:list-item>
          <text:p text:style-name="P12">Estado actual de la guerra de los navegadores. Uso, tendencias, vuestra previsión sobre los próximos años. Incluya las referencias a los navegadores móviles. Incluya gráficas modernas. (2 puntos). </text:p>
        </text:list-item>
        <text:list-item>
          <text:p text:style-name="P12">Distintos motores JavaScript (EcmaScript) y HTML que existen. ¿Cuales se utilizan en cada uno de los navegadores en la actualidad? ¿Qué los diferencia unos de otros? (2 puntos) </text:p>
        </text:list-item>
        <text:list-item>
          <text:p text:style-name="P12">¿Debería Firefox comenzar a basarse en Chromium, y los respectivos motores, abandonan do su motor? Debes incluir un argumento a favor y otro en contra razonados. (2 puntos) </text:p>
        </text:list-item>
        <text:list-item>
          <text:p text:style-name="P13">Tienda de Repaso de HTML. Vamos a crear una página web HTML5. (4 puntos) </text:p>
          <text:list>
            <text:list-header>
              <text:p text:style-name="P13">1. Crear una página índice que contenga las etiquetas mínimas, y en el cuerpo de la misma visualice el texto “Asados peruanos” dentro de la etiqueta adecuada. Si eres vegano/a puedes hacerlo con productos veganos. </text:p>
              <text:p text:style-name="P13">2. Añadir un desplegable que muestre cuatro nombres de los distintos productos que se van a vender. Por ejemplo, entrañas, matahambre a la pizza, salchichas a la plancha, molle jas, etc. Añadir las fotos de los productos centradas debajo. </text:p>
              <text:p text:style-name="P13"><text:soft-page-break/>3. Mostrar un alerta con un mensaje nada más abrir la página web. El mensaje debe decir: “Prohibido el paso a caníbales”. </text:p>
            </text:list-header>
          </text:list>
        </text:list-item>
      </text:list>
      <text:p text:style-name="P2"/>
      <text:p text:style-name="P2"/>
      <text:p text:style-name="P2"/>
      <text:p text:style-name="P3">1)<text:span text:style-name="T1"> </text:span><text:span text:style-name="T2">En la actualidad los navegadores mas utilizados son chrome, safari y edge en ese orden. Ademas tambien hay navegadores como opera, mozilla, </text:span><text:span text:style-name="T5">Brave</text:span><text:span text:style-name="T2"> etc. Todos estos navegadores tienen su version movil. </text:span><text:span text:style-name="T3">En el futuro chrome seguira estando consolidado como el navegador mas utilizado en todos los dispositivos que no sean apple. En el resto de dispositivos safari seguira siendo el preferido gracias a su rendimiento y exclusividad.</text:span></text:p>
      <text:p text:style-name="P4"><text:span text:style-name="T2"/></text:p>
      <text:p text:style-name="P9"><text:span text:style-name="T6">2) </text:span><text:span text:style-name="Strong_20_Emphasis"><text:span text:style-name="T8">Google Chrome</text:span></text:span></text:p>
      <text:p text:style-name="P10"><text:span text:style-name="T10">El motor de renderizado de Google Chrome es </text:span><text:a xlink:type="simple" xlink:href="https://developer.mozilla.org/es/docs/Glossary/Blink" office:target-frame-name="_blank" xlink:show="new" text:style-name="Internet_20_link" text:visited-style-name="Visited_20_Internet_20_Link"><text:span text:style-name="T14">blink buscador</text:span></text:a><text:span text:style-name="T10"> y su intérprete de JavaScript es V8.</text:span></text:p>
      <text:h text:style-name="P11" text:outline-level="3"><text:bookmark text:name="Mozilla_Firefox"/><text:span text:style-name="Strong_20_Emphasis"><text:span text:style-name="T9">Mozilla Firefox</text:span></text:span></text:h>
      <text:p text:style-name="P10"><text:span text:style-name="T10">El motor de renderizado de Mozilla Firefox es </text:span><text:span text:style-name="Emphasis"><text:span text:style-name="T11">Gecko</text:span></text:span><text:span text:style-name="Emphasis"><text:span text:style-name="T15"> </text:span></text:span><text:span text:style-name="T10">y su intérprete de JavaScript es SpiderMonkey.</text:span></text:p>
      <text:h text:style-name="P11" text:outline-level="3"><text:bookmark text:name="Safari"/><text:span text:style-name="Strong_20_Emphasis"><text:span text:style-name="T9">Safari</text:span></text:span></text:h>
      <text:p text:style-name="P10"><text:span text:style-name="T10">El motor de renderizado de Safari es WebKit y su intérprete de JavaScript es </text:span><text:span text:style-name="Emphasis"><text:span text:style-name="T11">Nitro</text:span></text:span><text:span text:style-name="T10">.</text:span></text:p>
      <text:h text:style-name="P11" text:outline-level="3"><text:bookmark text:name="Microsoft_Edge"/><text:span text:style-name="Strong_20_Emphasis"><text:span text:style-name="T9">Microsoft Edge</text:span></text:span></text:h>
      <text:p text:style-name="P10"><text:span text:style-name="T10">El motor de renderizado de Microsoft Edge es </text:span><text:span text:style-name="T13">Blink</text:span><text:span text:style-name="T10"> y su intérprete de JavaScript es </text:span><text:span text:style-name="Emphasis"><text:span text:style-name="T12">V8</text:span></text:span><text:span text:style-name="T10">.</text:span></text:p>
      <text:p text:style-name="P8"><text:span text:style-name="T1">Podemos encontrar diferencias en su compatibilidad, siendo Blink y Gecko compatibles con la mayoria de dispositivos, mientras que WebKit esta optimizado para dispositivos apple. También hay diferencias en su </text:span><text:soft-page-break/><text:span text:style-name="T1">rendimiento, siendo el motor V8 el mas rapido, aunque en general todos funcionan bastante bien</text:span></text:p>
      <text:p text:style-name="P7"><text:span text:style-name="T1"/></text:p>
      <text:p text:style-name="P7"><text:span text:style-name="T1"/></text:p>
      <text:p text:style-name="P8"><text:span text:style-name="T16">3)</text:span><text:span text:style-name="T1"> </text:span><text:span text:style-name="T4">Chromium es un motor que en los ultimos años se ha vuelto muy popular. Si Firefox cambia a este motor veria una mejora en el rendimiento, pero también los usuarios podrian pensar que caracteristicas como su seguridad o privacidad podrian verse comprometidas. La decision de cambiar de motor seria positiva, ya que al demostrar que es una version optimizada de lo que era el navegador anteriormente los usuarios antiguos se mantendrian utilizando el navegador y podría llegar a atraer nuevos usuarios.</text:span></text:p>
      <text:p text:style-name="P5">BIBLIOGRAFIA</text:p>
      <text:p text:style-name="P6"/>
      <text:list text:style-name="L2">
        <text:list-item>
          <text:p text:style-name="P14"><text:a xlink:type="simple" xlink:href="https://es.digitaltrends.com/computadoras/guerra-navegadores-microsoft-edge-safari-chrome/" text:style-name="Internet_20_link" text:visited-style-name="Visited_20_Internet_20_Link"><text:span text:style-name="T6">https://es.digitaltrends.com/computadoras/guerra-navegadores-microsoft-edge-safari-chrome/</text:span></text:a></text:p>
        </text:list-item>
        <text:list-item>
          <text:p text:style-name="P14"><text:a xlink:type="simple" xlink:href="https://barcelonageeks.com/introduccion-a-los-motores-de-javascript/" text:style-name="Internet_20_link" text:visited-style-name="Visited_20_Internet_20_Link"><text:span text:style-name="T7">https://barcelonageeks.com/introduccion-a-los-motores-de-javascript/</text:span></text:a></text:p>
        </text:list-item>
        <text:list-item>
          <text:p text:style-name="P14"><text:a xlink:type="simple" xlink:href="https://keepcoding.io/desarrollo-web/motores-interpretes-de-5-navegadores/" text:style-name="Internet_20_link" text:visited-style-name="Visited_20_Internet_20_Link"><text:span text:style-name="T7">https://keepcoding.io/desarrollo-web/motores-interpretes-de-5-navegadores/</text:span></text: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lish" svg:font-family="Mulish, sans-serif"/>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9T13:48:15.012000000</meta:creation-date>
    <dc:date>2024-09-22T14:42:00.561000000</dc:date>
    <meta:editing-duration>PT16M41S</meta:editing-duration>
    <meta:editing-cycles>3</meta:editing-cycles>
    <meta:generator>LibreOffice/7.6.2.1$Windows_X86_64 LibreOffice_project/56f7684011345957bbf33a7ee678afaf4d2ba333</meta:generator>
    <meta:document-statistic meta:table-count="0" meta:image-count="0" meta:object-count="0" meta:page-count="4" meta:paragraph-count="23" meta:word-count="474" meta:character-count="3119" meta:non-whitespace-character-count="2667"/>
  </office:meta>
</office:document-meta>
</file>